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36.11pt"/>
    </style:style>
    <style:style style:name="co3" style:family="table-column">
      <style:table-column-properties fo:break-before="auto" style:column-width="67.8pt"/>
    </style:style>
    <style:style style:name="co4" style:family="table-column">
      <style:table-column-properties fo:break-before="auto" style:column-width="57.8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27.3pt"/>
    </style:style>
    <style:style style:name="co8" style:family="table-column">
      <style:table-column-properties fo:break-before="auto" style:column-width="30.64pt"/>
    </style:style>
    <style:style style:name="co9" style:family="table-column">
      <style:table-column-properties fo:break-before="auto" style:column-width="23.95pt"/>
    </style:style>
    <style:style style:name="co10" style:family="table-column">
      <style:table-column-properties fo:break-before="auto" style:column-width="34.55pt"/>
    </style:style>
    <style:style style:name="co11" style:family="table-column">
      <style:table-column-properties fo:break-before="auto" style:column-width="31.21pt"/>
    </style:style>
    <style:style style:name="co12" style:family="table-column">
      <style:table-column-properties fo:break-before="auto" style:column-width="32.29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50.66pt"/>
    </style:style>
    <style:style style:name="co15" style:family="table-column">
      <style:table-column-properties fo:break-before="auto" style:column-width="228.56pt"/>
    </style:style>
    <style:style style:name="co16" style:family="table-column">
      <style:table-column-properties fo:break-before="auto" style:column-width="25.06pt"/>
    </style:style>
    <style:style style:name="co17" style:family="table-column">
      <style:table-column-properties fo:break-before="auto" style:column-width="40.2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OC-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visibility="filter">
          <table:table-cell office:value-type="string" calcext:value-type="string">
            <text:p>Appellation</text:p>
          </table:table-cell>
          <table:table-cell office:value-type="string" calcext:value-type="string">
            <text:p>appellation_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ubdivision</text:p>
          </table:table-cell>
          <table:table-cell table:style-name="Default" office:value-type="string" calcext:value-type="string">
            <text:p>rouge</text:p>
          </table:table-cell>
          <table:table-cell table:style-name="Default" office:value-type="string" calcext:value-type="string">
            <text:p>blanc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lairet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teneur en sucre</text:p>
          </table:table-cell>
          <table:table-cell/>
          <table:table-cell office:value-type="string" calcext:value-type="string">
            <text:p>Wikipedia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utres nom</text:p>
          </table:table-cell>
        </table:table-row>
        <table:table-row table:style-name="ro1">
          <table:table-cell office:value-type="string" calcext:value-type="string">
            <text:p>ajaccio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or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oxe-cort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alpes-de-haute-provenc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Alpes-de-haute-provenc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a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Alsa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·</text:p>
          </table:table-cell>
        </table:table-row>
        <table:table-row table:style-name="ro1">
          <table:table-cell office:value-type="string" calcext:value-type="string">
            <text:p>alsace grand cr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Alsac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anj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Anjou_(AOC)</text:p>
          </table:table-cell>
          <table:table-cell/>
          <table:table-cell office:value-type="string" calcext:value-type="string">
            <text:p>anjou, cabernet-d'anjou, rosé-d'anjou, anjou-gamay</text:p>
          </table:table-cell>
        </table:table-row>
        <table:table-row table:style-name="ro1" table:visibility="filter">
          <table:table-cell office:value-type="string" calcext:value-type="string">
            <text:p>anjou 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Anjou_village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jou villages briss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Anjou_villages_brissa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njou-coteaux-de-la-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Anjou-coteaux-de-la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Jura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number-columns-repeated="2" table:style-name="ce2" office:value-type="string" calcext:value-type="string">
            <text:p>true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dèch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Ard%C3%A8ch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ey-duress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ndo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nyul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Roussillon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yuls grand cr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ars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Sauter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âtard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éar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pyrénéen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jola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jolais-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mes-de-venis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eau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ll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ger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envenues-bâtard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ag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lay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layais et Bourge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onnes-ma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bonnez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/>
          <table:table-cell office:value-type="string" calcext:value-type="string">
            <text:p>https://fr.wikipedia.org/wiki/Bonnez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rdeaux supérieu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boud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ôtes d'auverg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%C3%B4tes-d%27auver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go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urgogne aligot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urgogne mousse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ourgogne passe-tout-grain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ourguei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Bourgueil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zer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chalonnais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ouill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brulh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buge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ugey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z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Moyenne Garon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bardè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abernet d'Anj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Anjou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abernet de Saumu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abernet_de_Saum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dill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Liquor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hor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du Massif central (Quercy)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table:style-name="ce1" office:value-type="string" calcext:value-type="string">
            <text:p>Calvados-grisy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https://fr.wikipedia.org/wiki/Calvados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-frons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ass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éron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Grave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évennes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A9vennes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bl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asse-Bourgog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blis grand cr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asse-Bourgog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ambertin-clos-de-bèz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ambolle-musig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ampa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hampagn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anturgu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ôtes d'Auverg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%C3%B4tes-d%27auver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elle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arlema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armes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assagne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âteau-chal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Jura</text:p>
          </table:table-cell>
          <table:table-cell/>
          <table:table-cell table:style-name="Default" table:number-columns-repeated="2"/>
          <table:table-cell table:number-columns-repeated="5"/>
          <table:table-cell table:style-name="ce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âteau-grill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hâteaug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ôtes d'Auverg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%C3%B4tes-d%27auverg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âteaumeilla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`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https://fr.wikipedia.org/wiki/Ch%C3%A2teaumeillant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neuf-du-pap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âtillon-en-di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Diois (vallée de la Drôme)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én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evalier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hever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heverny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in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hinon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roubl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horey-lès-beau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ité-de-carcassonn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it%C3%A9-de-carcassonn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rette de Bellegard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Gard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airette de D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Diois (vallée de la Drôme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airette du Langue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u Languedoc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-de-la-roch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los-de-tar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los-des-lambray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los-saint-den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los-vougeo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olliou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Côte Vermeill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rie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biè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bières-bouten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 (Corbières)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core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ôtes d'Auvergne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%C3%B4tes-d%27auver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corrèz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rr%C3%A8z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e ou vin de Cors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or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t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ton-charlema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stières-de-nîm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Gard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ôte-de-beau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-de-beaune-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ôte-de-brouill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côte-de-nuits-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ôte-roannais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Roan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%C3%B4te-roann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-rôt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côte-vermeill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B4te-vermeill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aux-bourguignon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eaux-champen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Côte des Blancs, Côte des Bar, Montagne de Reims,Vallée de la Mar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eaux-d'aix-en-proven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teaux-d'ancen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%27ancen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'ensérun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%27ens%C3%A9r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aux-de-d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Diois (vallée de la Drôme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oteaux-de-l'ain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e-l%27Ai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l'auban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/>
          <table:table-cell office:value-type="string" calcext:value-type="string">
            <text:p>https://fr.wikipedia.org/wiki/Coteaux-de-l%27aubanc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l'auxois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e-l%27Auxo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narbonn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e-narbon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peyriac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e-peyria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saumu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 (Saumurois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/>
          <table:table-cell office:value-type="string" calcext:value-type="string">
            <text:p>https://fr.wikipedia.org/wiki/Coteaux-de-saumu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e-tannay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e-tanna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cher-et-de-l'arnon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oteaux-du-cher-et-de-l%27arn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gienn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entr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oteaux-du-gienno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lay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, moelleux</text:p>
          </table:table-cell>
          <table:table-cell/>
          <table:table-cell office:value-type="string" calcext:value-type="string">
            <text:p>https://fr.wikipedia.org/wiki/Coteaux-du-layon</text:p>
          </table:table-cell>
          <table:table-cell/>
          <table:table-cell office:value-type="string" calcext:value-type="string">
            <text:p>Coteaux-du-Layon Chaume</text:p>
          </table:table-cell>
        </table:table-row>
        <table:table-row table:style-name="ro1" table:visibility="filter">
          <table:table-cell office:value-type="string" calcext:value-type="string">
            <text:p>coteaux-du-layon chaum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u-libr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libron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oteaux-du-littoral-audo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littoral-audois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haume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teaux-du-loi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oteaux-du-l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aux-du-lyonna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yonnai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eaux-du-querc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 table:visibility="filter">
          <table:table-cell office:value-type="string" calcext:value-type="string">
            <text:p>coteaux-du-vendôm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https://fr.wikipedia.org/wiki/Coteaux-du-vend%C3%B4m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eaux-varois-en-proven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, moelleu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ôtes-d'auver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B4tes-d%27auver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e-berger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s-de-blay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layais et Bourge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s-de-bord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, Libournais, Blayais et Bourge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, moelleu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ôtes-de-bordeaux-saint-maca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, moelleux</text:p>
          </table:table-cell>
          <table:table-cell/>
          <table:table-cell office:value-type="string" calcext:value-type="string">
            <text:p>https://fr.wikipedia.org/wiki/Cr%C3%A9mant_de_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e-bourg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Blayais et Bourgeai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s-de-dur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Moyenne Garon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ôtes-de-gascogn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pyrénéen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B4tes-de-gascog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ôtes-de-la-charité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B4tes-de-la-charit%C3%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e-milla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côtes-de-montrav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ôtes-de-proven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ôtes-de-thau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C%C3%B4tes-de-th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e-tou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Côtes de Meu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style-name="ce2" office:value-type="string" calcext:value-type="string">
            <text:p>tru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ôtes-du-forez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Forez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%C3%B4tes-du-fo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u-jura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Jura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  <table:table-cell table:number-columns-repeated="2" table:style-name="ce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ôtes-du-marmanda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Moyenne Garon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ôtes-du-rhô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, Rhône méridion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ôtes-du-rhône 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ôtes-du-roussill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ôtes-du-roussillon villa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côtes-du-tarn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du Massif centr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Moelleux</text:p>
          </table:table-cell>
          <table:table-cell/>
          <table:table-cell office:value-type="string" calcext:value-type="string">
            <text:p>https://fr.wikipedia.org/wiki/C%C3%B4tes-du-t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ôtes-du-vivara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ur-chever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Cour-cheverny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mant d'Alsa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Alsac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émant de Bord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émant de Bourgog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émant de D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Diois (vallée de la Drôme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émant de Limo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 (Limouxin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crémant de 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, Tourai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r%C3%A9mant_de_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mant du Jura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Jura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ots-bâtard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ozes-hermitag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uché-d'Uzè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chez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entraygues-et-du-f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entre-deux-mer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taing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faugè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u Languedoc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iefs-vendéen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Fiefs-vend%C3%A9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 (Corbières)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ix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eur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rons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ront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Moyenne Garon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ill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du Massif centr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llac-premières-côt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du Massif central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gard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Languedoc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Gard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rs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Gers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vrey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igond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vr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chalonnai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nds-échez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grav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Grave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aves-de-vay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ves-supérieu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Grave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gnan-les-adhéma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iotte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gros-plant-du-pays-nanta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Gros-plant-du-pays-nant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t-mé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haut-montrav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haut-poit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oitou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Haut-Poitou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-poit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-Poitou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e-marn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e-marn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e-vallée-de-l'aud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e-vall%C3%A9e-de-l%27aud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e-vallée-de-l'orb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e-vall%C3%A9e-de-l%27orb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e-vienn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e-Vienn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utes-alpes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Hautes-alpes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itag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style-name="ce2" office:value-type="string" calcext:value-type="string">
            <text:p>tru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île-de-beauté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%C3%8Ele-de-beaut%C3%A9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nc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asse-Bourgog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iroulégu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ays basqu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sère</text:p>
          </table:table-cell>
          <table:table-cell office:value-type="string" calcext:value-type="string">
            <text:p>igp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Is%C3%A8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niè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Jasni%C3%A8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én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uranç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pyrénéen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étoil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Jura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4"/>
          <table:table-cell table:number-columns-repeated="2" table:style-name="ce2"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-grande-ru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a-romané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a-tâch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adoi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lande-de-pomero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angue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ricières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avilledie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les-baux-de-provenc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mo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r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strac-mé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oupi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Liquor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ber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Luberon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ssac-saint-émili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âc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dargu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Côtes d'Auverg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Madar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ir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pyrénéen (Armagnac)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alepè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 (Razès)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an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cill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Massif central mérid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arsann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ur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Fenouillède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is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azoyères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é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menetou-sal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Berry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Menetou-salon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e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chalonnai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ursaul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erv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Coteaux de l'Aud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ervois-la-liviniè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Petit Causs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onbazill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ont-caum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Var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Mont-caume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gne-saint-émili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ontag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chalonnais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thél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montlouis-sur-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Montlouis-sur-Loire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trav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ey-saint-den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rg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osell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ays messin, <text:s/>val de Seille et val de Sierck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lin-à-ve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oulis-en-médo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muscad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Muscadet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scadet-coteaux-de-la-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Muscadet-coteaux-de-la-loir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scadet-côtes-de-grandlie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Muscadet-c%C3%B4tes-de-grandlie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scadet-sèvre-et-mai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Pays nant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Muscadet-s%C3%A8vre-et-mai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uscat de Beaumes-de-Venis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/>
          <table:table-cell office:value-type="string" calcext:value-type="string">
            <text:p>https://fr.wikipedia.org/wiki/Ros%C3%A9_de_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cat de Frontignan ou vin de Frontign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plaine du Languedoc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 et 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at de Lun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at de Mireva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plaine du Languedoc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 et 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at de Rivesalt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Roussillon (Fenouillèdes, plaine du Roussillon, Bas-Conflent, Aspres et Ribéral)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at de Saint-Jean-de-Minervo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Minerv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at du Cap-Cors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orse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g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its-saint-georg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orléan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Orléanai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Orl%C3%A9ans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rléans-clér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Orléa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Orl%C3%A9ans-cl%C3%A9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cherenc-du-vic-bilh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Piémont pyrénéen (Armagnac)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iquoreux, 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tt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rimonio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or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uill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pays-cathar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Aude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Pays-catha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ys-d'hérault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Languedoc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Pays-d%27h%C3%A9raul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ys-d'oc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Pays-d%27oc_(IG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écharma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ernand-vergeless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ssac-léogn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Grave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it-chabl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asse-Bourgog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errever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Moyenne vallée de la Duranc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mero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mmard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uilly-fuiss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pouilly-fum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iver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Pouilly-fum%C3%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illy-loch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pouilly-sur-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Niver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Pouilly-sur-loire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illy-vinzell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mières-côtes-de-bord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isseguin-saint-émili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uligny-montrache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puy-de-dôm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Puy-de-Dôme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Puy-de-d%C3%B4m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arts-de-chaum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/>
          <table:table-cell office:value-type="string" calcext:value-type="string">
            <text:p>https://fr.wikipedia.org/wiki/Quarts-de-chau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quinc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Berry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Quincy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tea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gni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reuill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Reuilly_(AO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ebourg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ivesalt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oussillon</text:p>
          </table:table-cell>
          <table:table-cell office:value-type="string" calcext:value-type="string">
            <text:p>Roussillon (Fenouillèdes, plaine du Roussillon, Bas-Conflent, Aspres et Ribéral)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Doux natu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ée-conti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omanée-saint-viva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 table:visibility="filter">
          <table:table-cell office:value-type="string" calcext:value-type="string">
            <text:p>rosé d'Anjo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Anjou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sé de Loi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, Touraine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Ros%C3%A9_de_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é des Ricey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Champagne</text:p>
          </table:table-cell>
          <table:table-cell office:value-type="string" calcext:value-type="string">
            <text:p>Côte des Bars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ett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Moelle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ssette de Savo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avoi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ussette du Buge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ugey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chottes-chambert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ull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chalonnai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nt-amou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eaujolais</text:p>
          </table:table-cell>
          <table:table-cell/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nt-aub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nt-bri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Basse-Bourgog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int-chini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anguedoc-Roussillon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nt-émili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nt-émilion grand cru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nt-estèph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aint-georges-saint-émilio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Libournai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9"/>
          <table:table-cell office:value-type="string" calcext:value-type="string">
            <text:p>AOC Anjou since 2011</text:p>
          </table:table-cell>
          <table:table-cell/>
        </table:table-row>
        <table:table-row table:style-name="ro1">
          <table:table-cell office:value-type="string" calcext:value-type="string">
            <text:p>saint-joseph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septentrional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saint-julie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Médoc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Mont-caum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mo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Pays-catha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nicolas-de-bourguei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Saint-nicolas-de-bourgueil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pér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Pays-d%27oc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pourça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Bourbonnais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Saint-pour%C3%A7ain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romai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Sainte-marie-la-blanch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sardo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Sa%C3%B4ne-et-loi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-vér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Urf%C3%A9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e-croix-du-mon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Liquoreux</text:p>
          </table:table-cell>
          <table:table-cell/>
          <table:table-cell office:value-type="string" calcext:value-type="string">
            <text:p>https://fr.wikipedia.org/wiki/Val-de-loi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e-foy-bordea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Entre-deux-Mer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, moelleux</text:p>
          </table:table-cell>
          <table:table-cell/>
          <table:table-cell office:value-type="string" calcext:value-type="string">
            <text:p>https://fr.wikipedia.org/wiki/Vall%C3%A9e-du-paradis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inte-marie-la-blanch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Bourgogne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Sainte-marie-la-blanch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cerr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Berry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Sancerre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ten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C%C3%B4tes-de-gascog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ône-et-loire</text:p>
          </table:table-cell>
          <table:table-cell office:value-type="string" calcext:value-type="string">
            <text:p>igp</text:p>
          </table:table-cell>
          <table:table-cell table:number-columns-repeated="2" office:value-type="string" calcext:value-type="string">
            <text:p>Bourgogne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Sa%C3%B4ne-et-loi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umur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Saumur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umur bru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number-columns-repeated="2"/>
          <table:table-cell table:style-name="ce2"/>
          <table:table-cell table:number-columns-repeated="7"/>
          <table:table-cell office:value-type="string" calcext:value-type="string">
            <text:p>https://fr.wikipedia.org/wiki/Saumur_bru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umur-champign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Saumur-champign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ussignac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 office:value-type="string" calcext:value-type="string">
            <text:p>Bergeraco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/>
          <table:table-cell office:value-type="string" calcext:value-type="string">
            <text:p>https://fr.wikipedia.org/wiki/Gard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utern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Sauter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Liquoreux</text:p>
          </table:table-cell>
          <table:table-cell/>
          <table:table-cell office:value-type="string" calcext:value-type="string">
            <text:p>https://fr.wikipedia.org/wiki/Gers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venniè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Sec, moelleux</text:p>
          </table:table-cell>
          <table:table-cell/>
          <table:table-cell office:value-type="string" calcext:value-type="string">
            <text:p>https://fr.wikipedia.org/wiki/Savenni%C3%A8res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vigny-lès-beau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Haute-vall%C3%A9e-de-l%27aud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voi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avoi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Haute-vall%C3%A9e-de-l%27orb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yss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avoie et Bugey</text:p>
          </table:table-cell>
          <table:table-cell/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Haute-Vienn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vel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Gard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Hautes-alpes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rain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Touraine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raine-amboise</text:p>
          </table:table-cell>
          <table:table-cell table:number-columns-repeated="5"/>
          <table:table-cell table:style-name="ce2"/>
          <table:table-cell table:number-columns-repeated="7"/>
          <table:table-cell office:value-type="string" calcext:value-type="string">
            <text:p>https://fr.wikipedia.org/wiki/Touraine-amboi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raine-azay-le-rideua</text:p>
          </table:table-cell>
          <table:table-cell table:number-columns-repeated="5"/>
          <table:table-cell table:style-name="ce2"/>
          <table:table-cell table:number-columns-repeated="7"/>
          <table:table-cell office:value-type="string" calcext:value-type="string">
            <text:p>https://fr.wikipedia.org/wiki/Touraine-azay-le-rideau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raine-mesland</text:p>
          </table:table-cell>
          <table:table-cell table:number-columns-repeated="5"/>
          <table:table-cell table:style-name="ce2"/>
          <table:table-cell table:number-columns-repeated="7"/>
          <table:table-cell office:value-type="string" calcext:value-type="string">
            <text:p>https://fr.wikipedia.org/wiki/Touraine-meslan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uraine-noble-jou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style-name="Default" table:number-columns-repeated="2"/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Touraine-noble-jou%C3%A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rsan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Sud-Ouest</text:p>
          </table:table-cell>
          <table:table-cell/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Alpes-de-haute-provenc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urfé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Forez, Roannais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Urf%C3%A9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cqueyra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alvados_(IGP)</text:p>
          </table:table-cell>
          <table:table-cell office:value-type="string" calcext:value-type="string">
            <text:p>Le vignoble est rattaché administrativement au vignoble de la vallée de la Loire, bien qu'il n'en fasse géographiquement pas partie.</text:p>
          </table:table-cell>
          <table:table-cell/>
        </table:table-row>
        <table:table-row table:style-name="ro1" table:visibility="filter">
          <table:table-cell office:value-type="string" calcext:value-type="string">
            <text:p>val-de-loir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oire</text:p>
          </table:table-cell>
          <table:table-cell/>
          <table:table-cell table:style-name="Default" table:number-columns-repeated="2"/>
          <table:table-cell table:number-columns-repeated="8"/>
          <table:table-cell table:style-name="ce1" office:value-type="string" calcext:value-type="string">
            <text:p>https://fr.wikipedia.org/wiki/Val-de-loir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enç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Valen%C3%A7ay_(AOC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llée-du-paradis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Languedoc-Roussillon</text:p>
          </table:table-cell>
          <table:table-cell office:value-type="string" calcext:value-type="string">
            <text:p>Aude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Vall%C3%A9e-du-paradis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r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Var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Var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aucluse</text:p>
          </table:table-cell>
          <table:table-cell office:value-type="string" calcext:value-type="string">
            <text:p>igp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Vaucluse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https://fr.wikipedia.org/wiki/Vaucluse_(IGP)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entoux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https://fr.wikipedia.org/wiki/Coteaux-de-l%27Ai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 du thouarsais</text:p>
          </table:table-cell>
          <table:table-cell office:value-type="string" calcext:value-type="string">
            <text:p>vdq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Anjou</text:p>
          </table:table-cell>
          <table:table-cell table:style-name="Default" table:number-columns-repeated="2"/>
          <table:table-cell table:number-columns-repeated="8"/>
          <table:table-cell table:style-name="ce3" office:value-type="string" calcext:value-type="string">
            <text:p>https://fr.wikipedia.org/wiki/Vin_du_Thouarsa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nsobres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Rhône</text:p>
          </table:table-cell>
          <table:table-cell office:value-type="string" calcext:value-type="string">
            <text:p>Rhône méridional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oteaux-de-narbonn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iré-clessé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Mâconnais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Coteaux-de-peyriac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ln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Beaune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oteaux-de-tanna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sne-romanée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8"/>
          <table:table-cell office:value-type="string" calcext:value-type="string">
            <text:p>https://fr.wikipedia.org/wiki/Coteaux-du-cher-et-de-l%27arn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ugeot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Côte de Nuit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Coteaux-du-libron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vouvray</text:p>
          </table:table-cell>
          <table:table-cell office:value-type="string" calcext:value-type="string">
            <text:p>aoc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ouraine</text:p>
          </table:table-cell>
          <table:table-cell table:style-name="Default"/>
          <table:table-cell office:value-type="string" calcext:value-type="string">
            <text:p>true</text:p>
          </table:table-cell>
          <table:table-cell table:number-columns-repeated="8"/>
          <table:table-cell office:value-type="string" calcext:value-type="string">
            <text:p>https://fr.wikipedia.org/wiki/Vouvray_(AOC)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AOC-csv'.A1:'AOC-csv'.Q358" table:contains-header="false">
          <table:filter>
            <table:filter-and>
              <table:filter-condition table:field-number="14" table:data-type="number" table:value="66" table:operator="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1:30:37.0929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4:05:59.038140000</dc:date>
    <meta:editing-duration>PT13H21M49S</meta:editing-duration>
    <meta:editing-cycles>25</meta:editing-cycles>
    <meta:generator>LibreOffice/5.0.5.2$MacOSX_X86_64 LibreOffice_project/55b006a02d247b5f7215fc6ea0fde844b30035b3</meta:generator>
    <meta:document-statistic meta:table-count="1" meta:cell-count="1991" meta:object-count="0"/>
  </office:meta>
</office:document-meta>
</file>